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Heading_20_4">
      <style:text-properties fo:font-weight="bold"/>
    </style:style>
    <style:style style:name="P5" style:family="paragraph" style:parent-style-name="Heading_20_3">
      <style:text-properties fo:font-weight="bold"/>
    </style:style>
    <style:style style:name="T1"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Contexto del Negocio:</text:h>
      <text:p text:style-name="Text_20_body">Una tienda online de productos electrónicos necesita modelar su proceso principal de gestión de pedidos, desde que un cliente realiza una compra hasta que el producto es despachado. El proceso involucra la interacción entre el sistema automatizado de la tienda, el personal del almacén y el departamento de envíos.</text:p>
      <text:h text:style-name="P4" text:outline-level="4">Actores / Sectores Involucrados:</text:h>
      <text:list xml:id="list8932082637965509554" text:style-name="L1">
        <text:list-item>
          <text:p text:style-name="P1"><text:span text:style-name="T1">Cliente:</text:span> Quien inicia el proceso de compra.</text:p>
        </text:list-item>
        <text:list-item>
          <text:p text:style-name="P1"><text:span text:style-name="T1">Sistema de Ventas:</text:span> La plataforma online automatizada.</text:p>
        </text:list-item>
        <text:list-item>
          <text:p text:style-name="P1"><text:span text:style-name="T1">Almacén:</text:span> El personal encargado de verificar el stock y preparar los paquetes.</text:p>
        </text:list-item>
        <text:list-item>
          <text:p text:style-name="P1"><text:span text:style-name="T1">Departamento de Envíos:</text:span> El personal que gestiona la logística y el despacho de los pedidos.</text:p>
        </text:list-item>
      </text:list>
      <text:h text:style-name="P4" text:outline-level="4">Reglas de Negocio y Flujo del Proceso:</text:h>
      <text:list xml:id="list782333501690114352" text:style-name="L2">
        <text:list-item>
          <text:p text:style-name="P2">El proceso comienza cuando un <text:span text:style-name="T1">Cliente</text:span> finaliza su compra y realiza un pedido en el sitio web.</text:p>
        </text:list-item>
        <text:list-item>
          <text:p text:style-name="P2">El <text:span text:style-name="T1">Sistema de Ventas</text:span> recibe el pedido y, como primera acción, debe verificar la disponibilidad de stock de todos los productos solicitados.</text:p>
        </text:list-item>
        <text:list-item>
          <text:p text:style-name="P2">Aquí se presenta una decisión clave:</text:p>
          <text:list>
            <text:list-item>
              <text:p text:style-name="P2"><text:span text:style-name="T1">Si NO hay stock</text:span> de alguno de los productos, el <text:span text:style-name="T1">Sistema de Ventas</text:span> debe cancelar el pedido automáticamente, registrar el motivo de la cancelación y enviar un correo de notificación al <text:span text:style-name="T1">Cliente</text:span>. El proceso finaliza en este punto.</text:p>
            </text:list-item>
            <text:list-item>
              <text:p text:style-name="P2"><text:span text:style-name="T1">Si SÍ hay stock</text:span> de todos los productos, el proceso continúa.</text:p>
            </text:list-item>
          </text:list>
        </text:list-item>
        <text:list-item>
          <text:p text:style-name="P2">Una vez verificado el stock, el <text:span text:style-name="T1">Sistema de Ventas</text:span> inicia dos actividades que deben ocurrir <text:span text:style-name="T1">en paralelo</text:span>:</text:p>
          <text:list>
            <text:list-item>
              <text:p text:style-name="P2">Por un lado, envía una solicitud de cobro a la pasarela de pagos para procesar el pago del <text:span text:style-name="T1">Cliente</text:span>.</text:p>
            </text:list-item>
            <text:list-item>
              <text:p text:style-name="P2">Por otro lado, envía una orden de preparación al <text:span text:style-name="T1">Almacén</text:span>.</text:p>
            </text:list-item>
          </text:list>
        </text:list-item>
        <text:list-item>
          <text:p text:style-name="P2">El personal del <text:span text:style-name="T1">Almacén</text:span> recibe la orden, recoge los productos de las estanterías, los empaqueta y etiqueta el paquete con la dirección de envío. Una vez que el paquete está listo, marcan la orden como "Preparada".</text:p>
        </text:list-item>
        <text:list-item>
          <text:p text:style-name="P2">El proceso no puede avanzar hasta que las dos actividades paralelas se hayan completado. Es decir, el paquete debe estar marcado como "Preparado" <text:span text:style-name="T1">Y</text:span> el <text:span text:style-name="T1">Sistema de Ventas</text:span> debe haber recibido la confirmación de que el pago fue aprobado.</text:p>
        </text:list-item>
        <text:list-item>
          <text:p text:style-name="P2">Una vez que ambas condiciones se cumplen, el <text:span text:style-name="T1">Sistema de Ventas</text:span> notifica al <text:span text:style-name="T1">Departamento de Envíos</text:span> que el paquete está listo para ser despachado.</text:p>
        </text:list-item>
        <text:list-item>
          <text:p text:style-name="P2">El <text:span text:style-name="T1">Departamento de Envíos</text:span> retira el paquete del <text:span text:style-name="T1">Almacén</text:span>, genera el número de seguimiento y lo entrega a la empresa de logística.</text:p>
        </text:list-item>
        <text:list-item>
          <text:p text:style-name="P2">Finalmente, el <text:span text:style-name="T1">Departamento de Envíos</text:span> actualiza el estado del pedido en el <text:span text:style-name="T1">Sistema de Ventas</text:span> con el número de seguimiento. El <text:span text:style-name="T1">Sistema de Ventas</text:span> envía automáticamente un correo de confirmación de envío al <text:span text:style-name="T1">Cliente</text:span>, incluyendo el número de seguimiento. El proceso finaliza.</text:p>
        </text:list-item>
      </text:list>
      <text:p text:style-name="Horizontal_20_Line"/>
      <text:h text:style-name="P5" text:outline-level="3"><text:soft-page-break/>Pistas para el Modelado (Para guiar a tus alumnos):</text:h>
      <text:list xml:id="list7909001100486872159" text:style-name="L3">
        <text:list-item>
          <text:p text:style-name="P3"><text:span text:style-name="T1">Swimlanes (Carriles de Nado):</text:span> Este enunciado está diseñado para ser modelado usando cuatro carriles, uno para cada actor (Cliente, Sistema de Ventas, Almacén, Departamento de Envíos).</text:p>
        </text:list-item>
        <text:list-item>
          <text:p text:style-name="P3"><text:span text:style-name="T1">Nodo de Decisión:</text:span> La verificación de stock es un claro <text:span text:style-name="Source_20_Text">Nodo de Decisión</text:span> con dos salidas ("Hay Stock" y "No hay Stock").</text:p>
        </text:list-item>
        <text:list-item>
          <text:p text:style-name="P3"><text:span text:style-name="T1">Nodos de Bifurcación/Unión (Fork/Join):</text:span> El punto donde se procesa el pago y se prepara el paquete en paralelo es el lugar perfecto para usar un <text:span text:style-name="Source_20_Text">Nodo de Bifurcación</text:span> (Fork). El punto donde se espera que ambas tareas terminen es donde se debe usar un <text:span text:style-name="Source_20_Text">Nodo de Unión</text:span> (Join).</text:p>
        </text:list-item>
        <text:list-item>
          <text:p text:style-name="P3"><text:span text:style-name="T1">Acciones:</text:span> Cada paso del proceso (ej. "Verificar Stock", "Empaquetar Producto", "Generar Número de Seguimiento") es una <text:span text:style-name="Source_20_Text">Acció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o Filardi</meta:initial-creator>
    <meta:creation-date>2025-09-23T13:38:12.64</meta:creation-date>
    <meta:printed-by>Roberto Filardi</meta:printed-by>
    <meta:print-date>2025-09-23T14:24:05.33</meta:print-date>
    <meta:document-statistic meta:table-count="0" meta:image-count="0" meta:object-count="0" meta:page-count="2" meta:paragraph-count="26" meta:word-count="550" meta:character-count="3251"/>
    <dc:date>2025-09-23T14:55:33.50</dc:date>
    <dc:creator>Roberto Filardi</dc:creator>
    <meta:editing-duration>PT1H2M10S</meta:editing-duration>
    <meta:editing-cycles>1</meta:editing-cycles>
    <meta:generator>OpenOffice/4.1.13$Win32 OpenOffice.org_project/4113m1$Build-9810</meta:generator>
  </office:meta>
</office:document-meta>
</file>